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Verdana"/>
    <style:font-face style:name="Consolas" svg:font-family="Consolas, 'Andale Mono', Monaco, Courier, 'Courier New', Verdana, sans-serif"/>
    <style:font-face style:name="Georgia" svg:font-family="Georgia, 'Times New Roman', 'Trebuchet MS'"/>
    <style:font-face style:name="Lohit Devanagari1" svg:font-family="'Lohit Devanagari'"/>
    <style:font-face style:name="OpenSymbol" svg:font-family="OpenSymbol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44444" style:text-line-through-style="none" style:font-name="Arial" fo:font-size="14.3999996185303pt" fo:letter-spacing="normal" fo:font-style="normal" style:text-underline-style="none" fo:font-weight="bold" style:text-blinking="false"/>
    </style:style>
    <style:style style:name="P2" style:family="paragraph" style:parent-style-name="Preformatted_20_Text">
      <style:paragraph-properties fo:margin-left="0cm" fo:margin-right="0cm" fo:margin-top="0cm" fo:margin-bottom="0.499cm" fo:widows="1" fo:text-indent="0cm" style:auto-text-indent="false" fo:padding="0.049cm" fo:border="0.06pt solid #dddddd"/>
      <style:text-properties fo:font-variant="normal" fo:text-transform="none" fo:color="#333333" style:font-name="Consolas" fo:font-size="10.1000003814697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widows="1" fo:text-indent="0cm" style:auto-text-indent="false" fo:padding="0.049cm" fo:border="0.06pt solid #dddddd"/>
      <style:text-properties fo:font-variant="normal" fo:text-transform="none" fo:color="#333333" style:font-name="Consolas" fo:font-size="10.1000003814697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line-height-at-least="0.61cm" fo:widows="1" fo:text-indent="0cm" style:auto-text-indent="false" fo:padding="0cm" fo:border="none"/>
      <style:text-properties fo:font-variant="normal" fo:text-transform="none" fo:color="#333333" style:font-name="Georgia" fo:font-size="10.1000003814697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line-height-at-least="0.61cm" fo:widows="1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.499cm" fo:widows="1" fo:padding="0.049cm" fo:border="0.06pt solid #dddddd"/>
      <style:text-properties fo:font-variant="normal" fo:text-transform="none" fo:color="#333333" style:font-name="Consolas" fo:font-size="10.1000003814697pt" fo:letter-spacing="normal" fo:font-style="normal" fo:font-weight="normal"/>
    </style:style>
    <style:style style:name="P7" style:family="paragraph" style:parent-style-name="Preformatted_20_Text">
      <style:paragraph-properties fo:widows="1" fo:padding="0.049cm" fo:border="0.06pt solid #dddddd"/>
      <style:text-properties fo:font-variant="normal" fo:text-transform="none" fo:color="#333333" style:font-name="Consolas" fo:font-size="10.1000003814697pt" fo:letter-spacing="normal" fo:font-style="normal" fo:font-weight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Text_20_body" style:list-style-name="L1">
      <style:paragraph-properties fo:margin-left="0.508cm" fo:margin-right="0cm" fo:margin-top="0cm" fo:margin-bottom="0cm" style:line-height-at-least="0.61cm" fo:widows="1" fo:text-indent="0cm" style:auto-text-indent="false" fo:padding="0cm" fo:border="none"/>
      <style:text-properties fo:font-variant="normal" fo:text-transform="none" fo:color="#333333" style:font-name="Georgia" fo:font-size="10.1000003814697pt" fo:letter-spacing="normal" fo:font-style="normal" fo:font-weight="normal"/>
    </style:style>
    <style:style style:name="T1" style:family="text">
      <style:text-properties fo:font-variant="normal" fo:text-transform="none" fo:color="#333333" style:font-name="Georgia" fo:font-size="10.1000003814697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Install Roundcube webmail</text:h>
      <text:p text:style-name="P4">Install Roundcube webmail via yum.</text:p>
      <text:p text:style-name="P2">yum install roundcubemail</text:p>
      <text:p text:style-name="P5"><text:span text:style-name="T1">Create a new roundcube MySQL database and import the table structure.<text:line-break/>Please change the </text:span><text:span text:style-name="Source_20_Text"><text:span text:style-name="T1">mysql.initial.sql </text:span></text:span><text:span text:style-name="T1">path according to your Roundcube webmail version.</text:span></text:p>
      <text:p text:style-name="P3">mysql -u root -p</text:p>
      <text:p text:style-name="P7">GRANT USAGE ON *.* TO 'roundcube'@'localhost' IDENTIFIED BY 'password';</text:p>
      <text:p text:style-name="P7">create database roundcube;</text:p>
      <text:p text:style-name="P7">GRANT SELECT, INSERT, UPDATE, DELETE ON `roundcube`.* TO 'roundcube'@'localhost';</text:p>
      <text:p text:style-name="P7">use roundcube;</text:p>
      <text:p text:style-name="P7">source /usr/share/doc/roundcubemail-1.0/SQL/mysql.initial.sql;</text:p>
      <text:p text:style-name="P6">quit</text:p>
      <text:p text:style-name="P5"><text:span text:style-name="T1">Modify the </text:span><text:span text:style-name="Source_20_Text"><text:span text:style-name="T1">db.inc.php </text:span></text:span><text:span text:style-name="T1">to suit your current MySQL setup.</text:span></text:p>
      <text:p text:style-name="P3">vi /etc/roundcubemail/db.inc.php</text:p>
      <text:p text:style-name="P6">$rcmail_config['db_dsnw'] = ‘mysql://roundcube:password@localhost/roundcube’;</text:p>
      <text:p text:style-name="P5"><text:span text:style-name="T1">Set the default host and enable </text:span><text:span text:style-name="Source_20_Text"><text:span text:style-name="T1">auto_create_user </text:span></text:span><text:span text:style-name="T1">to automatically create a Roundcube webmail account whenever a new mail user has been created.</text:span></text:p>
      <text:p text:style-name="P3">vi /etc/roundcubemail/main.inc.php</text:p>
      <text:p text:style-name="P7">$rcmail_config['default_host'] = 'localhost';</text:p>
      <text:p text:style-name="P6">$rcmail_config['auto_create_user'] = TRUE;</text:p>
      <text:p text:style-name="P5"><text:span text:style-name="T1">Open the </text:span><text:span text:style-name="Source_20_Text"><text:span text:style-name="T1">roundcubemail.conf </text:span></text:span><text:span text:style-name="T1">and modify the </text:span><text:span text:style-name="Source_20_Text"><text:span text:style-name="T1">Allow </text:span></text:span><text:span text:style-name="T1">line. By default, access to the Roundcube webmail URL is only allowed from localhost.</text:span></text:p>
      <text:p text:style-name="P3">vi /etc/httpd/conf.d/roundcubemail.conf</text:p>
      <text:p text:style-name="P6">Allow from ::1</text:p>
      <text:p text:style-name="P4">Now you can restart your webserver.</text:p>
      <text:p text:style-name="P2">/etc/init.d/httpd restart</text:p>
      <text:p text:style-name="P4">By default, Roundcube webmail can be accessed at the following locations:</text:p>
      <text:list xml:id="list5626379681" text:style-name="L1">
        <text:list-item>
          <text:p text:style-name="P9">http://localhost/roundcubemail/</text:p>
        </text:list-item>
        <text:list-item>
          <text:p text:style-name="P9">http://you-IP-address/roundcubemail/</text:p>
        </text:list-item>
      </text:list>
      <text:p text:style-name="Standard"/>
      <text:p text:style-name="Standard"/>
      <text:p text:style-name="Standard"/>
      <text:p text:style-name="Standard"/>
      <text:p text:style-name="P8"/>
      <text:p text:style-name="P8">Configure</text:p>
      <text:p text:style-name="P8"/>
      <text:p text:style-name="P8"/>
      <text:p text:style-name="P8"><text:soft-page-break/><text:s text:c="4"/>Edit the /etc/postfix/main.cf file</text:p>
      <text:p text:style-name="P8"/>
      <text:p text:style-name="P8"><text:s text:c="4"/>Uncomment the mydomain line by removing the hash mark (#), and replace domain.tld with the domain the mail server is servicing, such as example.com.</text:p>
      <text:p text:style-name="P8"/>
      <text:p text:style-name="P8"><text:s text:c="4"/>Uncomment the myorigin = $mydomain line.</text:p>
      <text:p text:style-name="P8"/>
      <text:p text:style-name="P8"><text:s text:c="4"/>Uncomment the myhostname line, and replace host.domain.tld with the hostname for the machine.</text:p>
      <text:p text:style-name="P8"/>
      <text:p text:style-name="P8"><text:s text:c="4"/>Uncomment the mydestination = $myhostname, localhost.$mydomain line.</text:p>
      <text:p text:style-name="P8"/>
      <text:p text:style-name="P8"><text:s text:c="4"/>Uncomment the mynetworks line, and replace 192.168.2.0/24 with a valid network setting for hosts that can connect to the server.</text:p>
      <text:p text:style-name="P8"/>
      <text:p text:style-name="P8"><text:s text:c="4"/>Uncomment the inet_interfaces = all line.</text:p>
      <text:p text:style-name="P8"/>
      <text:p text:style-name="P8"><text:s text:c="4"/>Restart the postfix servic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Tahoma, Verdana"/>
    <style:font-face style:name="Consolas" svg:font-family="Consolas, 'Andale Mono', Monaco, Courier, 'Courier New', Verdana, sans-serif"/>
    <style:font-face style:name="Georgia" svg:font-family="Georgia, 'Times New Roman', 'Trebuchet MS'"/>
    <style:font-face style:name="Lohit Devanagari1" svg:font-family="'Lohit Devanagari'"/>
    <style:font-face style:name="OpenSymbol" svg:font-family="OpenSymbol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AR PL UMing HK" style:font-size-asian="18pt" style:font-weight-asian="bold" style:font-name-complex="Lohit Devanagar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Source_20_Text" style:display-name="Source Text" style:family="text">
      <style:text-properties style:font-name="DejaVu Sans Mono" style:font-name-asian="AR PL UMing HK1" style:font-name-complex="Lohit Devanagar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06-06T16:16:41</meta:creation-date>
    <dc:date>2015-11-17T18:26:03</dc:date>
    <dc:creator>ss4u </dc:creator>
    <meta:editing-duration>P0D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35" meta:word-count="241" meta:character-count="1951" meta:non-whitespace-character-count="1715"/>
  </office:meta>
</office:document-meta>
</file>